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5-12-20T12:08:33.990029596</dc:date>
    <meta:editing-duration>PT2M5S</meta:editing-duration>
    <meta:editing-cycles>5</meta:editing-cycles>
    <meta:generator>LibreOffice/4.2.8.2$Linux_X86_64 LibreOffice_project/420m0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125cm" svg:y="0.316cm" chart:style-name="ch2">
          <text:p>Blackberry Porter Dec 20'15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8">
                <text:p>148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">
                <text:p>158</text:p>
              </table:table-cell>
              <table:table-cell office:value-type="float" office:value="166">
                <text:p>16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  <table:table-cell office:value-type="float" office:value="164">
                <text:p>1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